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176" calcext:value-type="float">
            <text:p>120.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1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384" calcext:value-type="float">
            <text:p>116.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208" calcext:value-type="float">
            <text:p>115.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199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199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199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18704</text:p>
          </table:table-cell>
          <table:table-cell office:value-type="string" calcext:value-type="string">
            <text:p>196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